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5088f9" officeooo:paragraph-rsid="000a624a"/>
    </style:style>
    <style:style style:name="P2" style:family="paragraph" style:parent-style-name="Standard">
      <style:paragraph-properties fo:text-align="start" style:justify-single-word="false"/>
      <style:text-properties officeooo:rsid="004bc6a6" officeooo:paragraph-rsid="000a624a"/>
    </style:style>
    <style:style style:name="P3" style:family="paragraph" style:parent-style-name="Standard">
      <style:paragraph-properties fo:text-align="start" style:justify-single-word="false"/>
      <style:text-properties officeooo:rsid="004bde2d" officeooo:paragraph-rsid="000a624a"/>
    </style:style>
    <style:style style:name="P4" style:family="paragraph" style:parent-style-name="Standard">
      <style:paragraph-properties fo:text-align="start" style:justify-single-word="false"/>
      <style:text-properties officeooo:rsid="004ec5a9" officeooo:paragraph-rsid="000a624a"/>
    </style:style>
    <style:style style:name="P5" style:family="paragraph" style:parent-style-name="Standard">
      <style:paragraph-properties fo:text-align="start" style:justify-single-word="false"/>
      <style:text-properties fo:font-style="italic" officeooo:rsid="004ec5a9" officeooo:paragraph-rsid="000a624a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tyle="italic" officeooo:rsid="004fbcd3" officeooo:paragraph-rsid="000a624a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officeooo:rsid="004fbcd3" officeooo:paragraph-rsid="000a624a"/>
    </style:style>
    <style:style style:name="P8" style:family="paragraph" style:parent-style-name="Heading_20_2">
      <style:paragraph-properties fo:text-align="center" style:justify-single-word="false"/>
      <style:text-properties officeooo:rsid="004bc6a6" officeooo:paragraph-rsid="000a624a"/>
    </style:style>
    <style:style style:name="T1" style:family="text">
      <style:text-properties officeooo:rsid="012109d6"/>
    </style:style>
    <style:style style:name="T2" style:family="text">
      <style:text-properties officeooo:rsid="004bde2d"/>
    </style:style>
    <style:style style:name="T3" style:family="text">
      <style:text-properties officeooo:rsid="004cd541"/>
    </style:style>
    <style:style style:name="T4" style:family="text">
      <style:text-properties officeooo:rsid="033ec82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1533c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/>
      <text:p text:style-name="P2"/>
      <text:p text:style-name="P2">К Ване жена прие<text:span text:style-name="T1">х</text:span>ала из их деревни под Симферополем.</text:p>
      <text:p text:style-name="P2">Я гляжу тут не стройбат, а клуб женатиков. </text:p>
      <text:p text:style-name="P2">Опять я за двоих без пересменки.</text:p>
      <text:p text:style-name="P2">Она уехала, Ваня в хэбэ переоделся, пришёл в кочегарку — грустный такой. <text:span text:style-name="T2">За окнами тьма.</text:span></text:p>
      <text:p text:style-name="P2">А тут Рудько пришёл. </text:p>
      <text:p text:style-name="P2">У него опять насморк; в санчасти дали каких-то порошков — ингаляцию делать. </text:p>
      <text:p text:style-name="P2">Он на кухне кружку взял — пришёл в кочегарку. </text:p>
      <text:p text:style-name="P2">Порошки в кружку высыпал, из-под крана кипятком заварил, сверху какой-то картонкой накрыл, чтоб не сразу остывало.</text:p>
      <text:p text:style-name="P2">Сидим с ним за круглым столом, о чём-то беседуем; он картонку сдвинет, занюхает, накроет и — опять беседуем.</text:p>
      <text:p text:style-name="P2">А Ваня в кочегарке уже всякого насмотрелся и из соседнего зала <text:span text:style-name="T2">все эти манипуляции просёк и сделал свои выводы. </text:span></text:p>
      <text:p text:style-name="P3">Решительным шагом подходит и:</text:p>
      <text:p text:style-name="P2">- <text:span text:style-name="T2">Рудько! Дай и мне!</text:span></text:p>
      <text:p text:style-name="P2">- <text:span text:style-name="T2">Чего дай?</text:span></text:p>
      <text:p text:style-name="P2">- <text:span text:style-name="T2">Ну — это!</text:span></text:p>
      <text:p text:style-name="P3">И на кружку показывает.</text:p>
      <text:p text:style-name="P3">А Рудько ж интеллигент, думает — если у него насморк, так и у других бывает.</text:p>
      <text:p text:style-name="P3">- На.</text:p>
      <text:p text:style-name="P3">Ваня картонку сдвинул, пару раз — глубоко <text:s/>так! — занюхал, и, смотрю, у него глаза под лоб закатило, причём даже крест-накрест.</text:p>
      <text:p text:style-name="P3">А чё? Я поверю. </text:p>
      <text:p text:style-name="P3">Самовнушение — великая сила. </text:p>
      <text:p text:style-name="P3">Вера горами движет.</text:p>
      <text:p text:style-name="P3">Вот он поверил, что Рудько тут «<text:span text:style-name="T3">голубую</text:span> фею» вёдрами херячит и у него сейчас галлюцинации начнутся. Спасать надо парня.</text:p>
      <text:p text:style-name="P3">- Ваня,- говорю,- я тут вчера в столовой с одним татарином из вашего призыва толковал.</text:p>
      <text:p text:style-name="P3">- Ну, и чё?</text:p>
      <text:p text:style-name="P3">- Да просто; <text:span text:style-name="T4">я ему: -</text:span>«<text:span text:style-name="T4">Д</text:span>руг»,- говорю,- «тебя как звать-то?», а он мне: - «<text:span text:style-name="T4">М</text:span>оя руски не понимай». «<text:span text:style-name="T4">Н</text:span>у, <text:span text:style-name="T4">это ясное дело</text:span>»,- говорю,- «а служить тебе ещё до хуя?»; так он аж за голову схватился:- «<text:span text:style-name="T4">В</text:span>уй! <text:span text:style-name="T4">Б</text:span>ля<text:span text:style-name="T4">т</text:span>!»- говорит. Может <text:span text:style-name="T1">это </text:span>знакомый твой? <text:span text:style-name="T4">А,Ваня?</text:span></text:p>
      <text:p text:style-name="P3">Вобщем, откачал <text:span text:style-name="T4">напарника</text:span> от галлюцинаций. </text:p>
      <text:p text:style-name="P4">Закон боевой дружбы, сам пропадай, а товарища выручай.</text:p>
      <text:p text:style-name="P3"/>
      <text:p text:style-name="P4">По-моему, «Орион» предоставлял свои музуслуги безвозмездно, то есть даром. </text:p>
      <text:p text:style-name="P4">Во всяком случае, не помню, чтоб в разговорах упоминались какие-нибудь деньги за халтуру.</text:p>
      <text:p text:style-name="P4">Для нас — просто вырваться за пределы в/ч 41769, играть танцы для людей одетых в гражданское платье было бесценной платой. </text:p>
      <text:p text:style-name="P4">Так что, если угодно, нам платили минутами свободы. </text:p>
      <text:p text:style-name="P4">Время — деньги.</text:p>
      <text:p text:style-name="P4">Перепадало ли что-то на уровне командования, то есть замполиту? </text:p>
      <text:p text:style-name="P4">Понятия не имею, <text:span text:style-name="T1">а</text:span> и врать не буду.</text:p>
      <text:p text:style-name="P4">В симферопольском призыве пришёл и влился в «Орион» знающий себе цену музыкант — Юра Николаев.</text:p>
      <text:p text:style-name="P4">Свой прейскурант он изучил на гражданке, работая <text:s/>в ресторане на ритм-гитаре. </text:p>
      <text:p text:style-name="P4">Ещё он пел — без особого диапазона, без особой лажи — всё что угодно в рамках традиционных заказов от подогретых парой графинчиков водочки ресторанных гуляк.</text:p>
      <text:p text:style-name="P5"><text:tab/><text:tab/><text:tab/>Есть вода, холодная вода!</text:p>
      <text:p text:style-name="P4"><text:soft-page-break/><text:span text:style-name="T5"><text:tab/><text:tab/><text:tab/>Пейте воду с водкой, господа!.</text:span>.</text:p>
      <text:p text:style-name="P4"/>
      <text:p text:style-name="P7">После третьего графинчика шёл тяжёлый рок:</text:p>
      <text:p text:style-name="P6"><text:tab/><text:tab/><text:tab/>...где течёт журча водою Нил,</text:p>
      <text:p text:style-name="P6"><text:tab/><text:tab/><text:tab/> <text:s text:c="2"/>жил своею жизнью беззаботной</text:p>
      <text:p text:style-name="P7"><text:span text:style-name="T5"><text:tab/><text:tab/><text:tab/> <text:s text:c="2"/>маленький зелёный крокодил!.</text:span>.<text:tab/></text:p>
      <text:p text:style-name="P7"/>
      <text:p text:style-name="P7">А когда клиент целиком созрел, катило сюрреалистическое:</text:p>
      <text:p text:style-name="P6"><text:tab/><text:tab/><text:tab/>Цвели дрова и лошади чирикали,</text:p>
      <text:p text:style-name="P7"><text:span text:style-name="T5"><text:tab/><text:tab/><text:tab/>Верблюд из Африки приехал на коньках..</text:span>.</text:p>
      <text:p text:style-name="P7"/>
      <text:p text:style-name="P7">Так что моё присутствие в «Орионе» оправдывалось лишь парой старых номеров, зато выезжавший с нами для присмотра прапорщик не мог заложить замполиту, что я выезжаю с ансамблем просто так.</text:p>
      <text:p text:style-name="P7">На фиктивную должность звукооператора обычно примазывались не меньше двух чмошников.</text:p>
      <text:p text:style-name="P7">Но танцы — дело сезонное. Танцы для новогодних вечеров, а летом, вернее в начале осени, нас позвали только один раз. </text:p>
      <text:p text:style-name="P7">Вечер танцев на хлебозаводе.</text:p>
      <text:p text:style-name="P7">Тот ли это самый, где мы брали подаяние с конвейера, не могу знать. </text:p>
      <text:p text:style-name="P7">На этот раз я увидал лишь обнесённый <text:span text:style-name="T6">запертыми</text:span> боксами двор да трёхэтажное здание заводоуправления. <text:s/>В нём-то и гудели танцы на втором этаже.</text:p>
      <text:p text:style-name="P7">Разумеется, я много танцевал и так покорил одну из своих партнёрш, что она не кобенясь вышла со мной из зала.</text:p>
      <text:p text:style-name="P7">По тёмной лестничной клетке мы поднялись на третий этаж, но там перед запертой дверью в коридор распивали вино эти чмошные звукооператоры.</text:p>
      <text:p text:style-name="P7">На первом этаже картина почти повторилась, только тут уже <text:s/>её сотрудницы дымили сигаретами.</text:p>
      <text:p text:style-name="P7">Я повлёк её на выход; она покорно вышла во двор.</text:p>
      <text:p text:style-name="P7">Бляяядь! </text:p>
      <text:p text:style-name="P1">Голая заасфальтированная площадка залита светом дуговой лампы. Ни одного закоулка.</text:p>
      <text:p text:style-name="P1">Единственное затенённое место — антрацитно чёрная полоска тени от столба, что держит лампу посреди двора.</text:p>
      <text:p text:style-name="P1">Я сам себе показался щенком Тузиком, который спёр резиновую грелку, но не может найти место где её подрать.</text:p>
      <text:p text:style-name="P1">Пришлось давать обратный ход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3:32:34.390175032</meta:creation-date>
    <dc:date>2017-03-02T13:32:40.197981460</dc:date>
    <dc:creator>sehrguey </dc:creator>
    <meta:editing-duration>PT5S</meta:editing-duration>
    <meta:editing-cycles>1</meta:editing-cycles>
    <meta:document-statistic meta:table-count="0" meta:image-count="0" meta:object-count="0" meta:page-count="2" meta:paragraph-count="61" meta:word-count="639" meta:character-count="4079" meta:non-whitespace-character-count="3437"/>
    <meta:generator>LibreOffice/4.3.3.2$Linux_x86 LibreOffice_project/430m0$Build-2</meta:generator>
  </office:meta>
</office:document-meta>
</file>